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D2000001407795F7729DDA2380.png" manifest:media-type="image/png"/>
  <manifest:file-entry manifest:full-path="Pictures/TablePreview1.svm" manifest:media-type=""/>
  <manifest:file-entry manifest:full-path="Pictures/100002010000012C000000A1AE31E1D505B160D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Open Sans1" svg:font-family="'Open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1.1cm" fo:padding-bottom="0.65cm" fo:padding-left="1.739cm" fo:padding-right="5.898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079cm" style:use-optimal-column-width="false"/>
    </style:style>
    <style:style style:name="co2" style:family="table-column">
      <style:table-column-properties style:column-width="13.302cm" style:use-optimal-column-width="false"/>
    </style:style>
    <style:style style:name="co3" style:family="table-column">
      <style:table-column-properties style:column-width="6.267cm" style:use-optimal-column-width="false"/>
    </style:style>
    <style:style style:name="ro1" style:family="table-row">
      <style:table-row-properties style:row-height="1.232cm"/>
    </style:style>
    <style:style style:name="ce1" style:family="table-cell">
      <loext:graphic-properties draw:fill="solid" draw:fill-color="#ffffff" draw:textarea-vertical-align="top" fo:padding-top="0.127cm" fo:padding-bottom="0.127cm" fo:padding-left="0.338cm" fo:padding-right="0.338cm"/>
      <style:paragraph-properties fo:border="0.37pt solid #9e9e9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.459cm" fo:margin-bottom="0cm" fo:line-height="100%" fo:text-align="start" fo:text-indent="0cm"/>
    </style:style>
    <style:style style:name="P6" style:family="paragraph">
      <style:paragraph-properties fo:margin-top="0cm" fo:margin-bottom="0cm" fo:line-height="115%" fo:text-align="start"/>
    </style:style>
    <style:style style:name="P7" style:family="paragraph">
      <style:paragraph-properties fo:margin-left="0cm" fo:margin-right="0cm" fo:margin-top="0cm" fo:margin-bottom="0cm" fo:line-height="115%" fo:text-align="start" fo:text-indent="0cm"/>
    </style:style>
    <style:style style:name="P8" style:family="paragraph">
      <style:paragraph-properties fo:margin-left="0.635cm" fo:margin-right="0cm" fo:margin-top="0cm" fo:margin-bottom="0cm" fo:line-height="90%" fo:text-align="start" fo:text-indent="-0.63cm">
        <style:tab-stops>
          <style:tab-stop style:position="0cm"/>
        </style:tab-stops>
      </style:paragraph-properties>
    </style:style>
    <style:style style:name="P9" style:family="paragraph">
      <style:paragraph-properties fo:margin-left="0.635cm" fo:margin-right="0cm" fo:margin-top="0.353cm" fo:margin-bottom="0cm" fo:line-height="90%" fo:text-align="start" fo:text-indent="-0.63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48pt" fo:letter-spacing="normal" fo:font-style="normal" style:text-underline-style="none" fo:font-weight="bold" style:font-name-asian="Open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DejaVu Sans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Arial1" fo:font-size="19pt" fo:letter-spacing="normal" fo:font-style="normal" style:text-underline-style="solid" style:text-underline-width="auto" style:text-underline-color="font-color" fo:font-weight="normal" style:font-name-asian="Arial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bold" style:font-name-asian="Open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normal" style:font-name-asian="Open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normal" style:font-name-asian="Open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bold" style:font-name-asian="Open Sans1" style:font-size-asian="16pt" style:font-style-asian="normal" style:font-weight-asian="bold" style:font-name-complex="DejaVu Sans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428cm" text:min-label-width="1.26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516cm" text:min-label-width="1.17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1.305cm" svg:height="2.843cm" svg:x="1.278cm" svg:y="11.233cm">
          <text:p text:style-name="P1"><text:span text:style-name="T1">FOSSology: Hands On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2" draw:layer="layout" svg:width="33.86cm" svg:height="3.517cm" svg:x="0cm" svg:y="0cm">
          <text:p text:style-name="P1"><text:span text:style-name="T2">Overview: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125cm" svg:height="13.858cm" svg:x="1.582cm" svg:y="4.137cm">
          <text:list text:style-name="L2">
            <text:list-item>
              <text:p text:style-name="P4"><text:span text:style-name="T3">Motivation</text:span><text:span text:style-name="T4"><text:line-break/></text:span><text:span text:style-name="T5">What is the need today</text:span></text:p>
            </text:list-item>
            <text:list-item>
              <text:p text:style-name="P5"><text:span text:style-name="T3">Introduction and Basic Work Flow</text:span><text:span text:style-name="T4"><text:line-break/></text:span><text:span text:style-name="T5">What FOSSology is designed for</text:span></text:p>
            </text:list-item>
            <text:list-item>
              <text:p text:style-name="P5"><text:span text:style-name="T3">Introduction to SPDX output</text:span><text:span text:style-name="T4"><text:line-break/></text:span><text:span text:style-name="T5">Walk trough most important features and how it complements FOSSology</text:span></text:p>
            </text:list-item>
            <text:list-item>
              <text:p text:style-name="P5"><text:span text:style-name="T3">Features to make you efficient</text:span><text:span text:style-name="T4"><text:line-break/></text:span><text:span text:style-name="T5">To get FOSSology running on your machine</text:span></text:p>
            </text:list-item>
            <text:list-item>
              <text:p text:style-name="P5"><text:span text:style-name="T3">Hands On</text:span><text:span text:style-name="T4"><text:line-break/></text:span><text:span text:style-name="T5">Try it on your own</text:span></text:p>
            </text:list-item>
          </text:list>
          <text:p text:style-name="P5"><text:span text:style-name="T6"/></text:p>
          <text:p text:style-name="P5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2" draw:layer="layout" svg:width="33.861cm" svg:height="3.518cm" svg:x="0cm" svg:y="0cm">
          <text:p text:style-name="P1"><text:span text:style-name="T2">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647cm" svg:height="11.087cm" svg:x="1.685cm" svg:y="3.7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7">10:00 - 10:15</text:span></text:p>
              </table:table-cell>
              <table:table-cell>
                <text:p text:style-name="P1"><text:span text:style-name="T7">Welcome and Introduction</text:span></text:p>
              </table:table-cell>
              <table:table-cell>
                <text:p text:style-name="P1"><text:span text:style-name="T7">t.b.d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10:15 - 11:00</text:span></text:p>
              </table:table-cell>
              <table:table-cell>
                <text:p text:style-name="P1"><text:span text:style-name="T7">Motivation</text:span></text:p>
              </table:table-cell>
              <table:table-cell>
                <text:p text:style-name="P1"><text:span text:style-name="T7">t.b.d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11:00 - 11:30</text:span></text:p>
              </table:table-cell>
              <table:table-cell>
                <text:p text:style-name="P1"><text:span text:style-name="T7">First Demo of FOSSology</text:span></text:p>
              </table:table-cell>
              <table:table-cell>
                <text:p text:style-name="P1"><text:span text:style-name="T7">t.b.d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11:30 - 12:00</text:span></text:p>
              </table:table-cell>
              <table:table-cell>
                <text:p text:style-name="P1"><text:span text:style-name="T7">Intro to SPDX </text:span></text:p>
              </table:table-cell>
              <table:table-cell>
                <text:p text:style-name="P1"><text:span text:style-name="T7">t.b.d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12:00 - 13:00</text:span></text:p>
              </table:table-cell>
              <table:table-cell>
                <text:p text:style-name="P1"><text:span text:style-name="T8">Lunch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7">13:00 - 15:00</text:span></text:p>
              </table:table-cell>
              <table:table-cell>
                <text:p text:style-name="P1"><text:span text:style-name="T7">Hands On (includes generating SPDX)</text:span></text:p>
              </table:table-cell>
              <table:table-cell>
                <text:p text:style-name="P1"><text:span text:style-name="T7">Al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15:00 - 15:15</text:span></text:p>
              </table:table-cell>
              <table:table-cell>
                <text:p text:style-name="P1"><text:span text:style-name="T8">Break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7">15:15 - 16:45</text:span></text:p>
              </table:table-cell>
              <table:table-cell>
                <text:p text:style-name="P1"><text:span text:style-name="T7">Hands-On</text:span></text:p>
              </table:table-cell>
              <table:table-cell>
                <text:p text:style-name="P1"><text:span text:style-name="T7">All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16:45 - 17:00</text:span></text:p>
              </table:table-cell>
              <table:table-cell>
                <text:p text:style-name="P1"><text:span text:style-name="T7">Wrap-up &amp; Feedback</text:span></text:p>
              </table:table-cell>
              <table:table-cell>
                <text:p text:style-name="P1"><text:span text:style-name="T7">t.b.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3" draw:text-style-name="P2" draw:layer="layout" svg:width="33.86cm" svg:height="3.517cm" svg:x="0cm" svg:y="0cm">
          <text:p text:style-name="P1"><text:span text:style-name="T2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392cm" svg:height="12.703cm" svg:x="2.005cm" svg:y="3.925cm">
          <text:p text:style-name="P6"><text:span text:style-name="T9">How we go through the day</text:span></text:p>
          <text:list text:style-name="L3">
            <text:list-item>
              <text:p text:style-name="P7"><text:span text:style-name="T5">Check that everyone has been able to install on machine and download example files.</text:span></text:p>
            </text:list-item>
            <text:list-item>
              <text:p text:style-name="P7"><text:span text:style-name="T5">Presentations to explain foundations</text:span></text:p>
            </text:list-item>
            <text:list-item>
              <text:p text:style-name="P7"><text:span text:style-name="T5">Presenting application features to understand how they work, then trying hands on.</text:span></text:p>
            </text:list-item>
          </text:list>
          <text:p text:style-name="P7"><text:span text:style-name="T6"/></text:p>
          <text:p text:style-name="P4"><text:span text:style-name="T9">Supplementation Material and Install Instructions</text:span></text:p>
          <text:list text:continue-numbering="true" text:style-name="L3">
            <text:list-item>
              <text:p text:style-name="P7"><text:span text:style-name="T5">Some of the exercises require example files</text:span></text:p>
            </text:list-item>
            <text:list-item>
              <text:p text:style-name="P7"><text:span text:style-name="T5">Documentation for the installation of FOSSology </text:span></text:p>
            </text:list-item>
            <text:list-item>
              <text:p text:style-name="P7"><text:span text:style-name="T10"><text:a xlink:href="https://wiki.fossology.org/handson" xlink:type="simple">https://wiki.fossology.org/handson</text:a></text:span></text:p>
            </text:list-item>
          </text:list>
          <text:p text:style-name="P7"><text:span text:style-name="T6"/></text:p>
          <text:p text:style-name="P4"><text:span text:style-name="T9">Hands on and trying on your own</text:span></text:p>
          <text:list text:continue-numbering="true" text:style-name="L3">
            <text:list-item>
              <text:p text:style-name="P7"><text:span text:style-name="T5">Please do not hesitate to ask questions, please focus on FOSSology</text:span></text:p>
            </text:list-item>
            <text:list-item>
              <text:p text:style-name="P7"><text:span text:style-name="T5">Consider that if everyone is shy about asking questions no one will ask</text:span></text:p>
            </text:list-item>
          </text:list>
          <text:p text:style-name="P7"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5" draw:text-style-name="P2" draw:layer="layout" svg:width="29.205cm" svg:height="3.677cm" svg:x="2.328cm" svg:y="1.014cm">
          <text:p text:style-name="P1"><text:span text:style-name="T11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9.205cm" svg:height="12.082cm" svg:x="2.328cm" svg:y="5.071cm">
          <text:p text:style-name="P8"><text:span text:style-name="T12">© 2016-2018 <text:s/>Siemens AG, The Linux Foundation</text:span><text:span text:style-name="T13"><text:line-break/></text:span><text:span text:style-name="T13"/></text:p>
          <text:p text:style-name="P8"><text:span text:style-name="T12"><text:s/></text:span></text:p>
          <text:p text:style-name="P8"><text:span text:style-name="T14">CC-BY-SA 4.0</text:span><text:span text:style-name="T4"><text:line-break/></text:span><text:span text:style-name="T15"><text:a xlink:href="https://creativecommons.org/licenses/by-sa/4.0/" xlink:type="simple">https://creativecommons.org/licenses/by-sa/4.0/</text:a></text:span></text:p>
          <text:p text:style-name="P9"><text:span text:style-name="T12">Internet</text:span><text:span text:style-name="T4"><text:line-break/></text:span><text:span text:style-name="T16"><text:a xlink:href="https://www.fossology.org/" xlink:type="simple">https://www.fossology.org</text:a></text:span></text:p>
          <text:p text:style-name="P9"><text:span text:style-name="T12">Github</text:span><text:span text:style-name="T4"><text:line-break/></text:span><text:span text:style-name="T16"><text:a xlink:href="https://github.com/fossology/fossology" xlink:type="simple">https://github.com/fossology/fossology</text:a></text:span></text:p>
          <text:p text:style-name="P8"><text:span text:style-name="T13"/></text:p>
          <text:p text:style-name="P8"><text:span text:style-name="T12">Further Links</text:span><text:span text:style-name="T4"><text:line-break/></text:span><text:span text:style-name="T16"><text:a xlink:href="https://www.spdx.org/" xlink:type="simple">https://www.spdx.org</text:a></text:span></text:p>
          <text:p text:style-name="P8"><text:span text:style-name="T12"><text:s text:c="4"/></text:span><text:span text:style-name="T16"><text:a xlink:href="https://www.openchainproject.org/" xlink:type="simple">https://www.openchainproject.org</text:a></text:span></text:p>
          <text:p text:style-name="P8"><text:span text:style-name="T12"><text:s text:c="4"/></text:span><text:span text:style-name="T16"><text:a xlink:href="https://github.com/sw360/sw360portal" xlink:type="simple">https://github.com/sw360/sw360portal</text:a></text:span></text:p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0" draw:layer="layout" svg:width="2.028cm" svg:height="1.453cm" svg:x="31.692cm" svg:y="17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Open Sans1" svg:font-family="'Open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 Sans" svg:font-family="'Ope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42719b" draw:stroke-linejoin="miter" draw:fill="solid" draw:fill-color="#3f3f3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11cm, 0cm, -4.811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f3f3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1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10%" fo:text-align="star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62cm" svg:height="1.302cm" svg:x="0cm" svg:y="17.7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6" draw:layer="backgroundobjects" svg:width="4.076cm" svg:height="2.185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4cm" svg:height="1.302cm" svg:x="10.993cm" svg:y="17.743cm">
        <text:p text:style-name="MP7"><text:span text:style-name="MT2">© 2016-2018 Siemens AG, Linux Foundation - <text:s/>CC-BY-SA 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4cm" svg:height="1.302cm" svg:x="1.141cm" svg:y="17.743cm">
        <text:p text:style-name="MP9"><text:span text:style-name="MT2">The FOSSology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4.668cm" svg:height="2.905cm" svg:x="27.274cm" svg:y="14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draw:style-name="Mgr4" draw:text-style-name="MP6" draw:layer="backgroundobjects" svg:width="31.305cm" svg:height="10.24cm" svg:x="1.278cm" svg:y="0.988cm">
        <draw:image xlink:href="Pictures/10000201000003D2000001407795F7729DDA2380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33.862cm" svg:height="1.302cm" svg:x="0cm" svg:y="17.7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4" draw:text-style-name="MP6" draw:layer="backgroundobjects" svg:width="4.076cm" svg:height="2.185cm" svg:x="27.457cm" svg:y="15.26cm">
        <draw:image xlink:href="Pictures/100002010000012C000000A1AE31E1D505B160DF.png" xlink:type="simple" xlink:show="embed" xlink:actuate="onLoad" loext:mime-type="image/png">
          <text:p/>
        </draw:image>
      </draw:frame>
      <draw:frame draw:name="Google Shape;26;p4" draw:style-name="Mgr7" draw:text-style-name="MP6" draw:layer="backgroundobjects" svg:width="34.436cm" svg:height="11.264cm" svg:x="-0.115cm" svg:y="-0.18cm">
        <draw:image xlink:href="Pictures/10000201000003D2000001407795F7729DDA2380.png" xlink:type="simple" xlink:show="embed" xlink:actuate="onLoad" loext:mime-type="image/png">
          <text:p/>
        </draw:image>
      </draw:frame>
      <draw:custom-shape draw:name="CustomShape 2" draw:style-name="Mgr5" draw:text-style-name="MP8" draw:layer="backgroundobjects" svg:width="17.914cm" svg:height="1.302cm" svg:x="10.993cm" svg:y="17.743cm">
        <text:p text:style-name="MP7"><text:span text:style-name="MT2">© 2016-2018 Siemens AG, Linux Foundation - <text:s/>CC-BY-SA 4.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12.024cm" svg:height="1.302cm" svg:x="1.141cm" svg:y="17.743cm">
        <text:p text:style-name="MP9"><text:span text:style-name="MT2">The FOSSology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4.548cm" svg:height="0.843cm" svg:x="29.21cm" svg:y="17.975cm">
        <text:p text:style-name="MP11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8-04T17:58:12</dc:date>
    <meta:editing-cycles>14</meta:editing-cycles>
    <meta:editing-duration>PT18M</meta:editing-duration>
    <meta:generator>LibreOffice/6.1.5.2$MacOSX_X86_64 LibreOffice_project/90f8dcf33c87b3705e78202e3df5142b201bd805</meta:generator>
    <meta:document-statistic meta:object-count="58"/>
  </office:meta>
</office:document-meta>
</file>